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80b5" officeooo:paragraph-rsid="0011547a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180b5" officeooo:paragraph-rsid="0011547a" style:font-size-asian="12pt" style:font-weight-asian="normal" style:font-size-complex="1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80b5" officeooo:paragraph-rsid="0011547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180b5" officeooo:paragraph-rsid="001265f7" style:font-size-asian="18pt" style:font-weight-asian="normal" style:font-size-complex="18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1547a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intor do Mundo</text:span><text:tab/><text:tab/><text:span text:style-name="T3">Pr. Lucas<text:tab/></text:span><text:span text:style-name="T2">[ 53 ]</text:span></text:p>
      <text:p text:style-name="P2"><text:s text:c="2"/></text:p>
      <text:p text:style-name="P1">Quem pintou o mundo?</text:p>
      <text:p text:style-name="P1">Quem escolheu a cor?</text:p>
      <text:p text:style-name="P1">Fez o sol amarelo</text:p>
      <text:p text:style-name="P1">Pôs o verde na floresta</text:p>
      <text:p text:style-name="P1">E o vermelho em uma flor</text:p>
      <text:p text:style-name="P1"/>
      <text:p text:style-name="P1">Quem pintou o mundo?</text:p>
      <text:p text:style-name="P1">Quem escolheu os tons?</text:p>
      <text:p text:style-name="P1">Fez a noite escura</text:p>
      <text:p text:style-name="P1">Desenhou a clara lua</text:p>
      <text:p text:style-name="P1">Misturando o que era bom</text:p>
      <text:p text:style-name="P1"/>
      <text:p text:style-name="P1">O maior pintor do mundo</text:p>
      <text:p text:style-name="P1">Está pintando a minha história</text:p>
      <text:p text:style-name="P1">E ela não tinha cor</text:p>
      <text:p text:style-name="P1">A cruz foi o pincel do autor</text:p>
      <text:p text:style-name="P1"/>
      <text:p text:style-name="P1">O maior pintor do mundo</text:p>
      <text:p text:style-name="P1">Está pintando a minha história</text:p>
      <text:p text:style-name="P1">Ele assinou na obra que sou eu</text:p>
      <text:p text:style-name="P1">E na assinatura está escrito: Deus</text:p>
      <text:p text:style-name="P1"/>
      <text:p text:style-name="P1">Pintou minha vida com o sangue derramado</text:p>
      <text:p text:style-name="P1">Pintou minhas vestes com o branco da santidade</text:p>
      <text:p text:style-name="P4">Pintou o meu interior com sua glória, oh oh oh</text:p>
      <text:p text:style-name="P4"><text:span text:style-name="T1">Pintor do Mundo</text:span><text:span text:style-name="T4"><text:tab/><text:tab/></text:span><text:span text:style-name="T3">Pr. Lucas<text:tab/></text:span><text:span text:style-name="T2">[ 53 ]</text:span></text:p>
      <text:p text:style-name="P2"><text:s text:c="2"/></text:p>
      <text:p text:style-name="P1">Quem pintou o mundo?</text:p>
      <text:p text:style-name="P1">Quem escolheu a cor?</text:p>
      <text:p text:style-name="P1">Fez o sol amarelo</text:p>
      <text:p text:style-name="P1">Pôs o verde na floresta</text:p>
      <text:p text:style-name="P1">E o vermelho em uma flor</text:p>
      <text:p text:style-name="P1"/>
      <text:p text:style-name="P1">Quem pintou o mundo?</text:p>
      <text:p text:style-name="P1">Quem escolheu os tons?</text:p>
      <text:p text:style-name="P1">Fez a noite escura</text:p>
      <text:p text:style-name="P1">Desenhou a clara lua</text:p>
      <text:p text:style-name="P1">Misturando o que era bom</text:p>
      <text:p text:style-name="P1"/>
      <text:p text:style-name="P1">O maior pintor do mundo</text:p>
      <text:p text:style-name="P1">Está pintando a minha história</text:p>
      <text:p text:style-name="P1">E ela não tinha cor</text:p>
      <text:p text:style-name="P1">A cruz foi o pincel do autor</text:p>
      <text:p text:style-name="P1"/>
      <text:p text:style-name="P1">O maior pintor do mundo</text:p>
      <text:p text:style-name="P1">Está pintando a minha história</text:p>
      <text:p text:style-name="P1">Ele assinou na obra que sou eu</text:p>
      <text:p text:style-name="P1">E na assinatura está escrito: Deus</text:p>
      <text:p text:style-name="P1"/>
      <text:p text:style-name="P1">Pintou minha vida com o sangue derramado</text:p>
      <text:p text:style-name="P1">Pintou minhas vestes com o branco da santidade</text:p>
      <text:p text:style-name="P1">Pintou o meu interior com sua glória, oh oh o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9-16T13:47:42.836234809</dc:date>
    <meta:editing-cycles>12</meta:editing-cycles>
    <meta:editing-duration>PT17M4S</meta:editing-duration>
    <meta:generator>LibreOffice/5.4.1.2.0$Linux_X86_64 LibreOffice_project/40m0$Build-2</meta:generator>
    <meta:document-statistic meta:table-count="0" meta:image-count="0" meta:object-count="0" meta:page-count="1" meta:paragraph-count="46" meta:word-count="244" meta:character-count="1184" meta:non-whitespace-character-count="978"/>
  </office:meta>
</office:document-meta>
</file>